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438ed" officeooo:paragraph-rsid="001438ed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9pt" officeooo:rsid="001438ed" officeooo:paragraph-rsid="001438ed" style:font-size-asian="9pt" style:font-size-complex="9pt"/>
    </style:style>
    <style:style style:name="P3" style:family="paragraph" style:parent-style-name="Standard">
      <style:text-properties style:font-name="Consolas" fo:font-size="9pt" officeooo:rsid="00155835" officeooo:paragraph-rsid="00155835" style:font-size-asian="9pt" style:font-size-complex="9pt"/>
    </style:style>
    <style:style style:name="P4" style:family="paragraph" style:parent-style-name="Standard">
      <style:text-properties style:font-name="Consolas" fo:font-size="9pt" officeooo:rsid="00155835" officeooo:paragraph-rsid="00232e0d" style:font-size-asian="9pt" style:font-size-complex="9pt"/>
    </style:style>
    <style:style style:name="P5" style:family="paragraph" style:parent-style-name="Standard">
      <style:text-properties style:font-name="Consolas" fo:font-size="9pt" officeooo:rsid="00155835" officeooo:paragraph-rsid="002bb398" style:font-size-asian="9pt" style:font-size-complex="9pt"/>
    </style:style>
    <style:style style:name="P6" style:family="paragraph" style:parent-style-name="Standard">
      <style:text-properties style:font-name="Consolas" fo:font-size="9pt" officeooo:rsid="001c54f3" officeooo:paragraph-rsid="001c54f3" style:font-size-asian="9pt" style:font-size-complex="9pt"/>
    </style:style>
    <style:style style:name="P7" style:family="paragraph" style:parent-style-name="Standard">
      <style:text-properties style:font-name="Consolas" fo:font-size="9pt" officeooo:rsid="002b4596" officeooo:paragraph-rsid="002b4596" style:font-size-asian="9pt" style:font-size-complex="9pt"/>
    </style:style>
    <style:style style:name="P8" style:family="paragraph" style:parent-style-name="Standard">
      <style:text-properties style:font-name="Consolas" fo:font-size="9pt" officeooo:rsid="002c2f7b" officeooo:paragraph-rsid="002c2f7b" style:font-size-asian="9pt" style:font-size-complex="9pt"/>
    </style:style>
    <style:style style:name="P9" style:family="paragraph" style:parent-style-name="Standard">
      <style:text-properties style:font-name="Consolas" fo:font-size="9pt" officeooo:rsid="002c2f7b" officeooo:paragraph-rsid="00346371" style:font-size-asian="9pt" style:font-size-complex="9pt"/>
    </style:style>
    <style:style style:name="P10" style:family="paragraph" style:parent-style-name="Standard">
      <style:text-properties style:font-name="Consolas" fo:font-size="9pt" officeooo:rsid="002c2f7b" officeooo:paragraph-rsid="00346690" style:font-size-asian="9pt" style:font-size-complex="9pt"/>
    </style:style>
    <style:style style:name="P11" style:family="paragraph" style:parent-style-name="Standard">
      <style:text-properties style:font-name="Consolas" fo:font-size="9pt" officeooo:rsid="002cdc22" officeooo:paragraph-rsid="002cdc22" style:font-size-asian="9pt" style:font-size-complex="9pt"/>
    </style:style>
    <style:style style:name="P12" style:family="paragraph" style:parent-style-name="Standard">
      <style:text-properties style:font-name="Consolas" fo:font-size="9pt" officeooo:rsid="002f5e6d" officeooo:paragraph-rsid="002f5e6d" style:font-size-asian="9pt" style:font-size-complex="9pt"/>
    </style:style>
    <style:style style:name="P13" style:family="paragraph" style:parent-style-name="Standard">
      <style:text-properties style:font-name="Consolas" fo:font-size="9pt" officeooo:rsid="002f5e6d" officeooo:paragraph-rsid="007b28e4" style:font-size-asian="9pt" style:font-size-complex="9pt"/>
    </style:style>
    <style:style style:name="P14" style:family="paragraph" style:parent-style-name="Standard">
      <style:text-properties style:font-name="Consolas" fo:font-size="9pt" officeooo:rsid="002f5e6d" officeooo:paragraph-rsid="007fb1ac" style:font-size-asian="9pt" style:font-size-complex="9pt"/>
    </style:style>
    <style:style style:name="P15" style:family="paragraph" style:parent-style-name="Standard">
      <style:text-properties style:font-name="Consolas" fo:font-size="9pt" officeooo:rsid="002f5e6d" officeooo:paragraph-rsid="0081b391" style:font-size-asian="9pt" style:font-size-complex="9pt"/>
    </style:style>
    <style:style style:name="P16" style:family="paragraph" style:parent-style-name="Standard">
      <style:text-properties style:font-name="Consolas" fo:font-size="9pt" officeooo:rsid="00339901" officeooo:paragraph-rsid="00339901" style:font-size-asian="9pt" style:font-size-complex="9pt"/>
    </style:style>
    <style:style style:name="P17" style:family="paragraph" style:parent-style-name="Standard">
      <style:text-properties style:font-name="Consolas" fo:font-size="9pt" officeooo:rsid="00346069" officeooo:paragraph-rsid="00346069" style:font-size-asian="9pt" style:font-size-complex="9pt"/>
    </style:style>
    <style:style style:name="P18" style:family="paragraph" style:parent-style-name="Standard">
      <style:text-properties style:font-name="Consolas" fo:font-size="9pt" officeooo:rsid="003bcd2f" officeooo:paragraph-rsid="003bcd2f" style:font-size-asian="9pt" style:font-size-complex="9pt"/>
    </style:style>
    <style:style style:name="P19" style:family="paragraph" style:parent-style-name="Standard">
      <style:text-properties style:font-name="Consolas" fo:font-size="9pt" officeooo:rsid="003ce83f" officeooo:paragraph-rsid="003ce83f" style:font-size-asian="9pt" style:font-size-complex="9pt"/>
    </style:style>
    <style:style style:name="P20" style:family="paragraph" style:parent-style-name="Standard">
      <style:text-properties style:font-name="Consolas" fo:font-size="9pt" officeooo:rsid="003db1dd" officeooo:paragraph-rsid="003db1dd" style:font-size-asian="9pt" style:font-size-complex="9pt"/>
    </style:style>
    <style:style style:name="P21" style:family="paragraph" style:parent-style-name="Standard">
      <style:text-properties style:font-name="Consolas" fo:font-size="9pt" officeooo:rsid="003db1dd" officeooo:paragraph-rsid="0043d543" style:font-size-asian="9pt" style:font-size-complex="9pt"/>
    </style:style>
    <style:style style:name="P22" style:family="paragraph" style:parent-style-name="Standard">
      <style:text-properties style:font-name="Consolas" fo:font-size="9pt" officeooo:rsid="003db1dd" officeooo:paragraph-rsid="0047db9b" style:font-size-asian="9pt" style:font-size-complex="9pt"/>
    </style:style>
    <style:style style:name="P23" style:family="paragraph" style:parent-style-name="Standard">
      <style:text-properties style:font-name="Consolas" fo:font-size="9pt" officeooo:rsid="003db1dd" officeooo:paragraph-rsid="004d601d" style:font-size-asian="9pt" style:font-size-complex="9pt"/>
    </style:style>
    <style:style style:name="P24" style:family="paragraph" style:parent-style-name="Standard">
      <style:text-properties style:font-name="Consolas" fo:font-size="9pt" officeooo:rsid="003db1dd" officeooo:paragraph-rsid="00684af0" style:font-size-asian="9pt" style:font-size-complex="9pt"/>
    </style:style>
    <style:style style:name="P25" style:family="paragraph" style:parent-style-name="Standard">
      <style:text-properties style:font-name="Consolas" fo:font-size="9pt" officeooo:rsid="003db1dd" officeooo:paragraph-rsid="00762222" style:font-size-asian="9pt" style:font-size-complex="9pt"/>
    </style:style>
    <style:style style:name="P26" style:family="paragraph" style:parent-style-name="Standard">
      <style:text-properties style:font-name="Consolas" fo:font-size="9pt" officeooo:rsid="003db1dd" officeooo:paragraph-rsid="007b28e4" style:font-size-asian="9pt" style:font-size-complex="9pt"/>
    </style:style>
    <style:style style:name="P27" style:family="paragraph" style:parent-style-name="Standard">
      <style:text-properties style:font-name="Consolas" fo:font-size="9pt" officeooo:rsid="003db1dd" officeooo:paragraph-rsid="007fb1ac" style:font-size-asian="9pt" style:font-size-complex="9pt"/>
    </style:style>
    <style:style style:name="P28" style:family="paragraph" style:parent-style-name="Standard">
      <style:text-properties style:font-name="Consolas" fo:font-size="9pt" officeooo:rsid="003db1dd" officeooo:paragraph-rsid="0081b391" style:font-size-asian="9pt" style:font-size-complex="9pt"/>
    </style:style>
    <style:style style:name="P29" style:family="paragraph" style:parent-style-name="Standard">
      <style:text-properties style:font-name="Consolas" fo:font-size="9pt" officeooo:rsid="003f83d6" officeooo:paragraph-rsid="003f83d6" style:font-size-asian="9pt" style:font-size-complex="9pt"/>
    </style:style>
    <style:style style:name="P30" style:family="paragraph" style:parent-style-name="Standard">
      <style:text-properties style:font-name="Consolas" fo:font-size="9pt" officeooo:rsid="003f83d6" officeooo:paragraph-rsid="0043d543" style:font-size-asian="9pt" style:font-size-complex="9pt"/>
    </style:style>
    <style:style style:name="P31" style:family="paragraph" style:parent-style-name="Standard">
      <style:text-properties style:font-name="Consolas" fo:font-size="9pt" officeooo:rsid="003f83d6" officeooo:paragraph-rsid="0047db9b" style:font-size-asian="9pt" style:font-size-complex="9pt"/>
    </style:style>
    <style:style style:name="P32" style:family="paragraph" style:parent-style-name="Standard">
      <style:text-properties style:font-name="Consolas" fo:font-size="9pt" officeooo:rsid="003f83d6" officeooo:paragraph-rsid="004d601d" style:font-size-asian="9pt" style:font-size-complex="9pt"/>
    </style:style>
    <style:style style:name="P33" style:family="paragraph" style:parent-style-name="Standard">
      <style:text-properties style:font-name="Consolas" fo:font-size="9pt" officeooo:rsid="00413102" officeooo:paragraph-rsid="00413102" style:font-size-asian="9pt" style:font-size-complex="9pt"/>
    </style:style>
    <style:style style:name="P34" style:family="paragraph" style:parent-style-name="Standard">
      <style:text-properties style:font-name="Consolas" fo:font-size="9pt" officeooo:rsid="0041f063" officeooo:paragraph-rsid="0041f063" style:font-size-asian="9pt" style:font-size-complex="9pt"/>
    </style:style>
    <style:style style:name="P35" style:family="paragraph" style:parent-style-name="Standard">
      <style:text-properties style:font-name="Consolas" fo:font-size="9pt" officeooo:rsid="0041f063" officeooo:paragraph-rsid="0043d543" style:font-size-asian="9pt" style:font-size-complex="9pt"/>
    </style:style>
    <style:style style:name="P36" style:family="paragraph" style:parent-style-name="Standard">
      <style:text-properties style:font-name="Consolas" fo:font-size="9pt" officeooo:rsid="0041f063" officeooo:paragraph-rsid="0047db9b" style:font-size-asian="9pt" style:font-size-complex="9pt"/>
    </style:style>
    <style:style style:name="P37" style:family="paragraph" style:parent-style-name="Standard">
      <style:text-properties style:font-name="Consolas" fo:font-size="9pt" officeooo:rsid="0042a0a2" officeooo:paragraph-rsid="0042a0a2" style:font-size-asian="9pt" style:font-size-complex="9pt"/>
    </style:style>
    <style:style style:name="P38" style:family="paragraph" style:parent-style-name="Standard">
      <style:text-properties style:font-name="Consolas" fo:font-size="9pt" officeooo:rsid="0043d543" officeooo:paragraph-rsid="0043d543" style:font-size-asian="9pt" style:font-size-complex="9pt"/>
    </style:style>
    <style:style style:name="P39" style:family="paragraph" style:parent-style-name="Standard">
      <style:text-properties style:font-name="Consolas" fo:font-size="9pt" officeooo:rsid="0047db9b" officeooo:paragraph-rsid="0047db9b" style:font-size-asian="9pt" style:font-size-complex="9pt"/>
    </style:style>
    <style:style style:name="P40" style:family="paragraph" style:parent-style-name="Standard">
      <style:text-properties style:font-name="Consolas" fo:font-size="9pt" officeooo:rsid="0048e877" officeooo:paragraph-rsid="0048e877" style:font-size-asian="9pt" style:font-size-complex="9pt"/>
    </style:style>
    <style:style style:name="P41" style:family="paragraph" style:parent-style-name="Standard">
      <style:text-properties style:font-name="Consolas" fo:font-size="9pt" officeooo:rsid="004d601d" officeooo:paragraph-rsid="004d601d" style:font-size-asian="9pt" style:font-size-complex="9pt"/>
    </style:style>
    <style:style style:name="P42" style:family="paragraph" style:parent-style-name="Standard">
      <style:text-properties style:font-name="Consolas" fo:font-size="9pt" officeooo:rsid="004e94e6" officeooo:paragraph-rsid="004e94e6" style:font-size-asian="9pt" style:font-size-complex="9pt"/>
    </style:style>
    <style:style style:name="P43" style:family="paragraph" style:parent-style-name="Standard">
      <style:text-properties style:font-name="Consolas" fo:font-size="9pt" officeooo:rsid="005263ce" officeooo:paragraph-rsid="005263ce" style:font-size-asian="9pt" style:font-size-complex="9pt"/>
    </style:style>
    <style:style style:name="P44" style:family="paragraph" style:parent-style-name="Standard">
      <style:text-properties style:font-name="Consolas" fo:font-size="9pt" officeooo:rsid="00542873" officeooo:paragraph-rsid="00542873" style:font-size-asian="9pt" style:font-size-complex="9pt"/>
    </style:style>
    <style:style style:name="P45" style:family="paragraph" style:parent-style-name="Standard">
      <style:text-properties style:font-name="Consolas" fo:font-size="9pt" officeooo:rsid="00542873" officeooo:paragraph-rsid="0059ed42" style:font-size-asian="9pt" style:font-size-complex="9pt"/>
    </style:style>
    <style:style style:name="P46" style:family="paragraph" style:parent-style-name="Standard">
      <style:text-properties style:font-name="Consolas" fo:font-size="9pt" officeooo:rsid="0060cdeb" officeooo:paragraph-rsid="0060cdeb" style:font-size-asian="9pt" style:font-size-complex="9pt"/>
    </style:style>
    <style:style style:name="P47" style:family="paragraph" style:parent-style-name="Standard">
      <style:text-properties style:font-name="Consolas" fo:font-size="9pt" officeooo:rsid="0060cdeb" officeooo:paragraph-rsid="007061a1" style:font-size-asian="9pt" style:font-size-complex="9pt"/>
    </style:style>
    <style:style style:name="P48" style:family="paragraph" style:parent-style-name="Standard">
      <style:text-properties style:font-name="Consolas" fo:font-size="9pt" officeooo:rsid="0060cdeb" officeooo:paragraph-rsid="007b28e4" style:font-size-asian="9pt" style:font-size-complex="9pt"/>
    </style:style>
    <style:style style:name="P49" style:family="paragraph" style:parent-style-name="Standard">
      <style:text-properties style:font-name="Consolas" fo:font-size="9pt" officeooo:rsid="0060cdeb" officeooo:paragraph-rsid="007fb1ac" style:font-size-asian="9pt" style:font-size-complex="9pt"/>
    </style:style>
    <style:style style:name="P50" style:family="paragraph" style:parent-style-name="Standard">
      <style:text-properties style:font-name="Consolas" fo:font-size="9pt" officeooo:rsid="0060cdeb" officeooo:paragraph-rsid="0081b391" style:font-size-asian="9pt" style:font-size-complex="9pt"/>
    </style:style>
    <style:style style:name="P51" style:family="paragraph" style:parent-style-name="Standard">
      <style:text-properties style:font-name="Consolas" fo:font-size="9pt" officeooo:rsid="00612bb0" officeooo:paragraph-rsid="0060cdeb" style:font-size-asian="9pt" style:font-size-complex="9pt"/>
    </style:style>
    <style:style style:name="P52" style:family="paragraph" style:parent-style-name="Standard">
      <style:text-properties style:font-name="Consolas" fo:font-size="9pt" officeooo:rsid="00612bb0" officeooo:paragraph-rsid="00612bb0" style:font-size-asian="9pt" style:font-size-complex="9pt"/>
    </style:style>
    <style:style style:name="P53" style:family="paragraph" style:parent-style-name="Standard">
      <style:text-properties style:font-name="Consolas" fo:font-size="9pt" officeooo:rsid="00612bb0" officeooo:paragraph-rsid="00762222" style:font-size-asian="9pt" style:font-size-complex="9pt"/>
    </style:style>
    <style:style style:name="P54" style:family="paragraph" style:parent-style-name="Standard">
      <style:text-properties style:font-name="Consolas" fo:font-size="9pt" officeooo:rsid="00612bb0" officeooo:paragraph-rsid="007b28e4" style:font-size-asian="9pt" style:font-size-complex="9pt"/>
    </style:style>
    <style:style style:name="P55" style:family="paragraph" style:parent-style-name="Standard">
      <style:text-properties style:font-name="Consolas" fo:font-size="9pt" officeooo:rsid="00612bb0" officeooo:paragraph-rsid="007fb1ac" style:font-size-asian="9pt" style:font-size-complex="9pt"/>
    </style:style>
    <style:style style:name="P56" style:family="paragraph" style:parent-style-name="Standard">
      <style:text-properties style:font-name="Consolas" fo:font-size="9pt" officeooo:rsid="00612bb0" officeooo:paragraph-rsid="0081b391" style:font-size-asian="9pt" style:font-size-complex="9pt"/>
    </style:style>
    <style:style style:name="P57" style:family="paragraph" style:parent-style-name="Standard">
      <style:text-properties style:font-name="Consolas" fo:font-size="9pt" officeooo:rsid="007061a1" officeooo:paragraph-rsid="007061a1" style:font-size-asian="9pt" style:font-size-complex="9pt"/>
    </style:style>
    <style:style style:name="P58" style:family="paragraph" style:parent-style-name="Standard">
      <style:text-properties style:font-name="Consolas" fo:font-size="9pt" officeooo:rsid="007061a1" officeooo:paragraph-rsid="007b28e4" style:font-size-asian="9pt" style:font-size-complex="9pt"/>
    </style:style>
    <style:style style:name="P59" style:family="paragraph" style:parent-style-name="Standard">
      <style:text-properties style:font-name="Consolas" fo:font-size="9pt" officeooo:rsid="007061a1" officeooo:paragraph-rsid="007fb1ac" style:font-size-asian="9pt" style:font-size-complex="9pt"/>
    </style:style>
    <style:style style:name="P60" style:family="paragraph" style:parent-style-name="Standard">
      <style:text-properties style:font-name="Consolas" fo:font-size="9pt" officeooo:rsid="007061a1" officeooo:paragraph-rsid="0081b391" style:font-size-asian="9pt" style:font-size-complex="9pt"/>
    </style:style>
    <style:style style:name="P61" style:family="paragraph" style:parent-style-name="Standard">
      <style:text-properties style:font-name="Consolas" fo:font-size="9pt" officeooo:rsid="0071bcd6" officeooo:paragraph-rsid="0071bcd6" style:font-size-asian="9pt" style:font-size-complex="9pt"/>
    </style:style>
    <style:style style:name="P62" style:family="paragraph" style:parent-style-name="Standard">
      <style:text-properties style:font-name="Consolas" fo:font-size="9pt" officeooo:rsid="0071bcd6" officeooo:paragraph-rsid="007b28e4" style:font-size-asian="9pt" style:font-size-complex="9pt"/>
    </style:style>
    <style:style style:name="P63" style:family="paragraph" style:parent-style-name="Standard">
      <style:text-properties style:font-name="Consolas" fo:font-size="9pt" officeooo:rsid="0071bcd6" officeooo:paragraph-rsid="007fb1ac" style:font-size-asian="9pt" style:font-size-complex="9pt"/>
    </style:style>
    <style:style style:name="P64" style:family="paragraph" style:parent-style-name="Standard">
      <style:text-properties style:font-name="Consolas" fo:font-size="9pt" officeooo:rsid="0071bcd6" officeooo:paragraph-rsid="0081b391" style:font-size-asian="9pt" style:font-size-complex="9pt"/>
    </style:style>
    <style:style style:name="P65" style:family="paragraph" style:parent-style-name="Standard">
      <style:text-properties style:font-name="Consolas" fo:font-size="9pt" officeooo:rsid="00740569" officeooo:paragraph-rsid="00740569" style:font-size-asian="9pt" style:font-size-complex="9pt"/>
    </style:style>
    <style:style style:name="P66" style:family="paragraph" style:parent-style-name="Standard">
      <style:text-properties style:font-name="Consolas" fo:font-size="9pt" officeooo:rsid="00740569" officeooo:paragraph-rsid="007b28e4" style:font-size-asian="9pt" style:font-size-complex="9pt"/>
    </style:style>
    <style:style style:name="P67" style:family="paragraph" style:parent-style-name="Standard">
      <style:text-properties style:font-name="Consolas" fo:font-size="9pt" officeooo:rsid="00740569" officeooo:paragraph-rsid="007fb1ac" style:font-size-asian="9pt" style:font-size-complex="9pt"/>
    </style:style>
    <style:style style:name="P68" style:family="paragraph" style:parent-style-name="Standard">
      <style:text-properties style:font-name="Consolas" fo:font-size="9pt" officeooo:rsid="001438ed" officeooo:paragraph-rsid="001438ed" fo:background-color="transparent" style:font-size-asian="9pt" style:font-size-complex="9pt"/>
    </style:style>
    <style:style style:name="P69" style:family="paragraph" style:parent-style-name="Standard">
      <style:text-properties style:font-name="Consolas" fo:font-size="9pt" fo:font-weight="bold" officeooo:rsid="002b4596" officeooo:paragraph-rsid="002b4596" style:font-size-asian="9pt" style:font-weight-asian="bold" style:font-size-complex="9pt" style:font-weight-complex="bold"/>
    </style:style>
    <style:style style:name="P70" style:family="paragraph" style:parent-style-name="Standard">
      <style:text-properties style:font-name="Consolas" fo:font-size="9pt" fo:font-weight="bold" officeooo:rsid="002f5e6d" officeooo:paragraph-rsid="002f5e6d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fo:font-weight="bold" officeooo:rsid="003bcd2f" officeooo:paragraph-rsid="003bcd2f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42a0a2" officeooo:paragraph-rsid="0042a0a2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47db9b" officeooo:paragraph-rsid="0047db9b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5cf176" officeooo:paragraph-rsid="005cf176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6a7586" officeooo:paragraph-rsid="006a7586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6a7586" officeooo:paragraph-rsid="007b28e4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7fb1ac" officeooo:paragraph-rsid="007fb1ac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81b391" officeooo:paragraph-rsid="0081b391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officeooo:rsid="00155835" officeooo:paragraph-rsid="00232e0d" style:font-size-asian="9pt" style:font-size-complex="9pt"/>
    </style:style>
    <style:style style:name="P80" style:family="paragraph" style:parent-style-name="Standard">
      <style:text-properties style:font-name="Consolas" fo:font-size="9pt" officeooo:rsid="00346069" officeooo:paragraph-rsid="00a3da08" style:font-size-asian="9pt" style:font-size-complex="9pt"/>
    </style:style>
    <style:style style:name="P81" style:family="paragraph" style:parent-style-name="Standard">
      <style:text-properties style:font-name="Consolas" fo:font-size="9pt" fo:font-style="italic" officeooo:rsid="00b417b1" officeooo:paragraph-rsid="00b417b1" style:font-size-asian="9pt" style:font-style-asian="italic" style:font-size-complex="9pt" style:font-style-complex="italic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32e0d" fo:background-color="transparent" loext:char-shading-value="0"/>
    </style:style>
    <style:style style:name="T3" style:family="text">
      <style:text-properties officeooo:rsid="0025b3c1" fo:background-color="transparent" loext:char-shading-value="0"/>
    </style:style>
    <style:style style:name="T4" style:family="text">
      <style:text-properties fo:background-color="#acb20c" loext:char-shading-value="0"/>
    </style:style>
    <style:style style:name="T5" style:family="text">
      <style:text-properties style:use-window-font-color="true" loext:opacity="0%" fo:background-color="#b47804" loext:char-shading-value="0"/>
    </style:style>
    <style:style style:name="T6" style:family="text">
      <style:text-properties fo:background-color="#b85c00" loext:char-shading-value="0"/>
    </style:style>
    <style:style style:name="T7" style:family="text">
      <style:text-properties fo:background-color="#be480a" loext:char-shading-value="0"/>
    </style:style>
    <style:style style:name="T8" style:family="text">
      <style:text-properties fo:background-color="#1e6a39" loext:char-shading-value="0"/>
    </style:style>
    <style:style style:name="T9" style:family="text">
      <style:text-properties officeooo:rsid="001b2062"/>
    </style:style>
    <style:style style:name="T10" style:family="text">
      <style:text-properties officeooo:rsid="001d4bff"/>
    </style:style>
    <style:style style:name="T11" style:family="text">
      <style:text-properties fo:background-color="#468a1a" loext:char-shading-value="0"/>
    </style:style>
    <style:style style:name="T12" style:family="text">
      <style:text-properties fo:background-color="#861141" loext:char-shading-value="0"/>
    </style:style>
    <style:style style:name="T13" style:family="text">
      <style:text-properties officeooo:rsid="00232e0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0d775" style:font-style-asian="italic" style:font-style-complex="italic"/>
    </style:style>
    <style:style style:name="T16" style:family="text">
      <style:text-properties fo:font-style="italic" officeooo:rsid="00592c71" style:font-style-asian="italic" style:font-style-complex="italic"/>
    </style:style>
    <style:style style:name="T17" style:family="text">
      <style:text-properties fo:font-style="italic" officeooo:rsid="008f4fde" style:font-style-asian="italic" style:font-style-complex="italic"/>
    </style:style>
    <style:style style:name="T18" style:family="text">
      <style:text-properties fo:font-style="italic" officeooo:rsid="00905ce3" style:font-style-asian="italic" style:font-style-complex="italic"/>
    </style:style>
    <style:style style:name="T19" style:family="text">
      <style:text-properties fo:font-style="italic" officeooo:rsid="00921e38" style:font-style-asian="italic" style:font-style-complex="italic"/>
    </style:style>
    <style:style style:name="T20" style:family="text">
      <style:text-properties officeooo:rsid="002b4596"/>
    </style:style>
    <style:style style:name="T21" style:family="text">
      <style:text-properties officeooo:rsid="002be8a4"/>
    </style:style>
    <style:style style:name="T22" style:family="text">
      <style:text-properties officeooo:rsid="002e0977"/>
    </style:style>
    <style:style style:name="T23" style:family="text">
      <style:text-properties officeooo:rsid="003212bd"/>
    </style:style>
    <style:style style:name="T24" style:family="text">
      <style:text-properties officeooo:rsid="00346371"/>
    </style:style>
    <style:style style:name="T25" style:family="text">
      <style:text-properties officeooo:rsid="00346690"/>
    </style:style>
    <style:style style:name="T26" style:family="text">
      <style:text-properties officeooo:rsid="0045382f"/>
    </style:style>
    <style:style style:name="T27" style:family="text">
      <style:text-properties officeooo:rsid="0045d460"/>
    </style:style>
    <style:style style:name="T28" style:family="text">
      <style:text-properties officeooo:rsid="0047db9b"/>
    </style:style>
    <style:style style:name="T29" style:family="text">
      <style:text-properties officeooo:rsid="0049e472"/>
    </style:style>
    <style:style style:name="T30" style:family="text">
      <style:text-properties officeooo:rsid="004d601d"/>
    </style:style>
    <style:style style:name="T31" style:family="text">
      <style:text-properties officeooo:rsid="005263ce"/>
    </style:style>
    <style:style style:name="T32" style:family="text">
      <style:text-properties officeooo:rsid="0055cab8"/>
    </style:style>
    <style:style style:name="T33" style:family="text">
      <style:text-properties officeooo:rsid="00592c71"/>
    </style:style>
    <style:style style:name="T34" style:family="text">
      <style:text-properties officeooo:rsid="0059ed42"/>
    </style:style>
    <style:style style:name="T35" style:family="text">
      <style:text-properties officeooo:rsid="005a4c7f"/>
    </style:style>
    <style:style style:name="T36" style:family="text">
      <style:text-properties officeooo:rsid="005dfb8e"/>
    </style:style>
    <style:style style:name="T37" style:family="text">
      <style:text-properties officeooo:rsid="0060cdeb"/>
    </style:style>
    <style:style style:name="T38" style:family="text">
      <style:text-properties officeooo:rsid="006453d0"/>
    </style:style>
    <style:style style:name="T39" style:family="text">
      <style:text-properties officeooo:rsid="0064b330"/>
    </style:style>
    <style:style style:name="T40" style:family="text">
      <style:text-properties officeooo:rsid="0068dcd5"/>
    </style:style>
    <style:style style:name="T41" style:family="text">
      <style:text-properties officeooo:rsid="007061a1"/>
    </style:style>
    <style:style style:name="T42" style:family="text">
      <style:text-properties officeooo:rsid="00740569"/>
    </style:style>
    <style:style style:name="T43" style:family="text">
      <style:text-properties officeooo:rsid="007b28e4"/>
    </style:style>
    <style:style style:name="T44" style:family="text">
      <style:text-properties officeooo:rsid="007c14f1"/>
    </style:style>
    <style:style style:name="T45" style:family="text">
      <style:text-properties officeooo:rsid="007e7df4"/>
    </style:style>
    <style:style style:name="T46" style:family="text">
      <style:text-properties officeooo:rsid="007fb1ac"/>
    </style:style>
    <style:style style:name="T47" style:family="text">
      <style:text-properties officeooo:rsid="0080000e"/>
    </style:style>
    <style:style style:name="T48" style:family="text">
      <style:text-properties officeooo:rsid="0081b391"/>
    </style:style>
    <style:style style:name="T49" style:family="text">
      <style:text-properties officeooo:rsid="0086e0ec"/>
    </style:style>
    <style:style style:name="T50" style:family="text">
      <style:text-properties officeooo:rsid="008c61fe"/>
    </style:style>
    <style:style style:name="T51" style:family="text">
      <style:text-properties officeooo:rsid="00925fc2"/>
    </style:style>
    <style:style style:name="T52" style:family="text">
      <style:text-properties officeooo:rsid="0094e175"/>
    </style:style>
    <style:style style:name="T53" style:family="text">
      <style:text-properties officeooo:rsid="00974b97"/>
    </style:style>
    <style:style style:name="T54" style:family="text">
      <style:text-properties officeooo:rsid="0098605e"/>
    </style:style>
    <style:style style:name="T55" style:family="text">
      <style:text-properties officeooo:rsid="009880d5"/>
    </style:style>
    <style:style style:name="T56" style:family="text">
      <style:text-properties officeooo:rsid="009a1447"/>
    </style:style>
    <style:style style:name="T57" style:family="text">
      <style:text-properties officeooo:rsid="009c0529"/>
    </style:style>
    <style:style style:name="T58" style:family="text">
      <style:text-properties officeooo:rsid="009f7401"/>
    </style:style>
    <style:style style:name="T59" style:family="text">
      <style:text-properties officeooo:rsid="00a2f719"/>
    </style:style>
    <style:style style:name="T60" style:family="text">
      <style:text-properties officeooo:rsid="00a3da08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9f2e9" style:font-weight-asian="bold" style:font-weight-complex="bold"/>
    </style:style>
    <style:style style:name="T63" style:family="text">
      <style:text-properties officeooo:rsid="00ac8a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MiInterface Method</text:p>
      <text:p text:style-name="P2"/>
      <text:p text:style-name="P1"><text:span text:style-name="T61">Location:</text:span> \_SB.PC00.WMID.WMAA</text:p>
      <text:p text:style-name="P1"/>
      <text:p text:style-name="P1"><text:span text:style-name="T61">Arguments:</text:span> Int, Int, uint8[32]</text:p>
      <text:p text:style-name="P1">Arg0: <text:span text:style-name="T14">Nobody cares</text:span></text:p>
      <text:p text:style-name="P1">Arg1: Must be 0x1 (WmiMethodId is 1)</text:p>
      <text:p text:style-name="P1">Arg2: <text:span text:style-name="T9">(</text:span><text:span text:style-name="T39">Set s</text:span><text:span text:style-name="T9">ilence mode as an example)</text:span></text:p>
      <text:p text:style-name="P68"><text:s text:c="3"/>FUN1 <text:s text:c="7"/>FUN2 <text:s text:c="7"/>FUN3 <text:s text:c="13"/>FUN4 <text:s text:c="29"/>(Little-endian)</text:p>
      <text:p text:style-name="P1"><text:span text:style-name="T4">0x00, 0xFB</text:span>, <text:span text:style-name="T5">0x00, 0x08</text:span>, <text:span text:style-name="T7">0x02, 0x00</text:span>, <text:span text:style-name="T8">0x00, 0x00, 0x00, 0x00</text:span>, 0x00, 0x00, 0x00, 0x00, 0x00, 0x00</text:p>
      <text:p text:style-name="P1">0x00, 0x00, 0x00, 0x00, 0x00, 0x00, 0x00, 0x00, 0x00, 0x00, 0x00, 0x00, 0x00, 0x00, 0x00, 0x00</text:p>
      <text:p text:style-name="P3"/>
      <text:p text:style-name="P5"><text:span text:style-name="T61">Return value</text:span><text:span text:style-name="T62">s</text:span><text:span text:style-name="T61">:</text:span> uint8 <text:span text:style-name="T20">OutData</text:span>[30], uint16 <text:span text:style-name="T21">Reserved</text:span></text:p>
      <text:p text:style-name="P6"><text:span text:style-name="T10">(</text:span><text:span text:style-name="T38">Entry No.2 in this document as an example</text:span><text:span text:style-name="T10">)</text:span></text:p>
      <text:p text:style-name="P6"><text:s text:c="3"/><text:span text:style-name="T13">SGER <text:s text:c="7"/>FUTR <text:s text:c="7"/>FRD0 <text:s text:c="13"/>FRD1</text:span></text:p>
      <text:p text:style-name="P4"><text:span text:style-name="T4">0x00, 0x80</text:span>, <text:span text:style-name="T5">0x00, 0x09</text:span>, <text:span text:style-name="T7">0xC8, 0x07</text:span>, <text:span text:style-name="T8">0xE6, 0x07, 0x00, 0x00</text:span></text:p>
      <text:p text:style-name="P4"><text:span text:style-name="T1"><text:s text:c="9"/></text:span><text:span text:style-name="T2">FRD2 <text:s text:c="19"/>FRD3 <text:s text:c="19"/>F-</text:span><text:line-break/><text:span text:style-name="T11">0x2B, 0x00, 0x00, 0x00</text:span>, <text:span text:style-name="T6">0x29, 0x00, 0x00, 0x00</text:span>, <text:span text:style-name="T12">0x00, 0x00</text:span><text:span text:style-name="T1">-</text:span></text:p>
      <text:p text:style-name="P4"><text:span text:style-name="T2">RD4 <text:s text:c="34"/></text:span><text:span text:style-name="T3">(Also little-endian)</text:span><text:span text:style-name="T12"><text:line-break/>0x00, 0x00</text:span>, 0x00, 0x00, 0x00, 0x00, 0x00, 0x00, 0x00, 0x00</text:p>
      <text:p text:style-name="P4"/>
      <text:p text:style-name="P69">1. Get Current Power Mode</text:p>
      <text:p text:style-name="P7">Arg2:</text:p>
      <text:p text:style-name="P7">FUN1 = 0x00, 0xFA</text:p>
      <text:p text:style-name="P7">FUN2 = 0x00, 0x08</text:p>
      <text:p text:style-name="P7"/>
      <text:p text:style-name="P7">OutData:</text:p>
      <text:p text:style-name="P8">SGER = 0x00, 0x80</text:p>
      <text:p text:style-name="P8">FUTR = 0x00, 0x08 <text:span text:style-name="T25">(=FUN2)</text:span></text:p>
      <text:p text:style-name="P11">FRD0 = (Turbo: 0x03; Balanced: 0x0<text:span text:style-name="T22">1</text:span>; Silence: 0x0<text:span text:style-name="T22">2</text:span>), 0x00 <text:span text:style-name="T19">(TODO: It’s not so simple)</text:span></text:p>
      <text:p text:style-name="P11"/>
      <text:p text:style-name="P70">2. <text:span text:style-name="T23">Get F2LO, F2HI, F1LO, F1HI, TSR6 and TSR7</text:span></text:p>
      <text:p text:style-name="P16">Arg2:</text:p>
      <text:p text:style-name="P16">FUN1 = 0x00, 0xFA</text:p>
      <text:p text:style-name="P16">FUN2 = 0x00, 0x09</text:p>
      <text:p text:style-name="P16"/>
      <text:p text:style-name="P17">OutData:</text:p>
      <text:p text:style-name="P9">SGER = 0x00, 0x80</text:p>
      <text:p text:style-name="P10">FUTR = 0x00, 0x0<text:span text:style-name="T24">9</text:span> <text:span text:style-name="T25">(=FUN2)</text:span></text:p>
      <text:p text:style-name="P17">FRD0 = F2LO <text:span text:style-name="T56">(CPU Utilization Percentage, 0-25</text:span><text:span text:style-name="T57">5</text:span><text:span text:style-name="T56">)</text:span>, F2HI <text:span text:style-name="T59">(</text:span><text:span text:style-name="T60">CPU Fan Speed Percentage?, 0-255</text:span><text:span text:style-name="T59">)</text:span></text:p>
      <text:p text:style-name="P80">FRD1 = F1LO <text:span text:style-name="T58">(GPU Utilization Percentage, 0-255)</text:span>, F1HI <text:span text:style-name="T59">(</text:span><text:span text:style-name="T60">GPU Fan Speed Percentage?, 0-255</text:span><text:span text:style-name="T59">)</text:span>, <text:span text:style-name="T55">0x00, 0x00</text:span></text:p>
      <text:p text:style-name="P81">(TODO: It seems that these are all related to fan.)</text:p>
      <text:p text:style-name="P17">FRD2 = TSR6 (<text:span text:style-name="T53">CPU Temperature, l</text:span>ittle-endian)</text:p>
      <text:p text:style-name="P17">FRD3 = TSR7 (<text:span text:style-name="T54">GPU Temperature, l</text:span>ittle-endian)</text:p>
      <text:p text:style-name="P12"/>
      <text:p text:style-name="P71">3. Get Touchpad Status</text:p>
      <text:p text:style-name="P18">Arg2:</text:p>
      <text:p text:style-name="P18">FUN1 = 0x00, 0xFA</text:p>
      <text:p text:style-name="P18">FUN2 = 0x00, 0x0A</text:p>
      <text:p text:style-name="P19">FUN3 = 0x00, 0x00</text:p>
      <text:p text:style-name="P12"/>
      <text:p text:style-name="P20">OutData:</text:p>
      <text:p text:style-name="P20">SGER = 0x00, 0x80</text:p>
      <text:p text:style-name="P29">FUTR = 0x00, 0x0A <text:span text:style-name="T25">(=FUN2)</text:span></text:p>
      <text:p text:style-name="P34">FRD0 = 0x00, 0x00 (=FUN3)</text:p>
      <text:p text:style-name="P33">FRD1 = (Enabled: 0x00; Disabled: 0x01), 0x00, 0x00, 0x00</text:p>
      <text:p text:style-name="P12"/>
      <text:p text:style-name="P72">4. Get Fn Lock Status</text:p>
      <text:p text:style-name="P37">Arg2:</text:p>
      <text:p text:style-name="P37">FUN1 = 0x00, 0xFA</text:p>
      <text:p text:style-name="P37">FUN2 = 0x00, 0x0A</text:p>
      <text:p text:style-name="P37">FUN3 = 0x01, 0x00</text:p>
      <text:p text:style-name="P37"/>
      <text:p text:style-name="P37"><text:soft-page-break/>OutData:</text:p>
      <text:p text:style-name="P21">SGER = 0x00, 0x80</text:p>
      <text:p text:style-name="P30">FUTR = 0x00, 0x0A <text:span text:style-name="T25">(=FUN2)</text:span></text:p>
      <text:p text:style-name="P35">FRD0 = 0x0<text:span text:style-name="T26">1</text:span>, 0x00 (=FUN3)</text:p>
      <text:p text:style-name="P38">FRD1 = <text:span text:style-name="T27">(Enabled: 0x01; Disabled: 0x00), 0x00, 0x00, 0x00</text:span></text:p>
      <text:p text:style-name="P12"/>
      <text:p text:style-name="P73">5. Get Windows Key Status</text:p>
      <text:p text:style-name="P39">Arg2:</text:p>
      <text:p text:style-name="P39">FUN1 = 0x00, 0xFA</text:p>
      <text:p text:style-name="P39">FUN2 = 0x00, 0x0A</text:p>
      <text:p text:style-name="P39">FUN3 = 0x02, 0x00</text:p>
      <text:p text:style-name="P12"/>
      <text:p text:style-name="P39">OutData:</text:p>
      <text:p text:style-name="P22">SGER = 0x00, 0x80</text:p>
      <text:p text:style-name="P31">FUTR = 0x00, 0x0A <text:span text:style-name="T25">(=FUN2)</text:span></text:p>
      <text:p text:style-name="P36">FRD0 = 0x0<text:span text:style-name="T28">2</text:span>, 0x00 (=FUN3)</text:p>
      <text:p text:style-name="P40">FRD1 = <text:span text:style-name="T29">(Enabled: 0x00; Disabled: 0x01), 0x00, 0x00, 0x00</text:span></text:p>
      <text:p text:style-name="P12"/>
      <text:p text:style-name="P41"><text:span text:style-name="T61">6. Get Integrated Graphics Status</text:span> <text:span text:style-name="T15">(</text:span><text:span text:style-name="T17">TODO: </text:span><text:span text:style-name="T15">Is this correct?)</text:span></text:p>
      <text:p text:style-name="P41">Arg2:</text:p>
      <text:p text:style-name="P41">FUN1 = 0x00, 0xFA</text:p>
      <text:p text:style-name="P41">FUN2 = 0x00, 0x0B</text:p>
      <text:p text:style-name="P41"/>
      <text:p text:style-name="P41">OutData:</text:p>
      <text:p text:style-name="P23">SGER = 0x00, 0x80</text:p>
      <text:p text:style-name="P32">FUTR = 0x00, 0x0<text:span text:style-name="T30">B</text:span> <text:span text:style-name="T25">(=FUN2)</text:span></text:p>
      <text:p text:style-name="P42">FRD0 = (Enabled: 0x00; Disabled: 0x01), 0x00, 0x00, 0x00</text:p>
      <text:p text:style-name="P12"/>
      <text:p text:style-name="P74">7. Set<text:span text:style-name="T36"> </text:span>Power Mode</text:p>
      <text:p text:style-name="P46">Arg2:</text:p>
      <text:p text:style-name="P46">FUN1 = 0x00, 0xFB</text:p>
      <text:p text:style-name="P46">FUN2 = 0x00, 0x08</text:p>
      <text:p text:style-name="P51">FUN3 = <text:span text:style-name="T40">(TODO: This method is rather sophisticated, </text:span><text:span text:style-name="T51">could be related to </text:span><text:span text:style-name="T52">AC power</text:span><text:span text:style-name="T40">)</text:span></text:p>
      <text:p text:style-name="P51"/>
      <text:p text:style-name="P52">OutData:</text:p>
      <text:p text:style-name="P24">SGER = 0x00, 0x80</text:p>
      <text:p text:style-name="P12"/>
      <text:p text:style-name="P75">8. Set <text:span text:style-name="T41">Touchpad Status</text:span></text:p>
      <text:p text:style-name="P57">Arg2:</text:p>
      <text:p text:style-name="P57">FUN1 = <text:span text:style-name="T37">0x00, 0xFB</text:span></text:p>
      <text:p text:style-name="P47">FUN2 = 0x00, 0x0<text:span text:style-name="T41">A</text:span></text:p>
      <text:p text:style-name="P61">FUN3 = 0x00, 0x00</text:p>
      <text:p text:style-name="P65">FUN4 = (Enable<text:span text:style-name="T47">d</text:span>: 0x00; Disable<text:span text:style-name="T47">d</text:span>: 0x01), 0x00</text:p>
      <text:p text:style-name="P12"/>
      <text:p text:style-name="P53">OutData:</text:p>
      <text:p text:style-name="P25">SGER = 0x00, 0x80</text:p>
      <text:p text:style-name="P12"/>
      <text:p text:style-name="P76"><text:span text:style-name="T63">9</text:span>. Set <text:span text:style-name="T43">Fn Lock</text:span><text:span text:style-name="T41"> Status</text:span></text:p>
      <text:p text:style-name="P58">Arg2:</text:p>
      <text:p text:style-name="P58">FUN1 = <text:span text:style-name="T37">0x00, 0xFB</text:span></text:p>
      <text:p text:style-name="P48">FUN2 = 0x00, 0x0<text:span text:style-name="T41">A</text:span></text:p>
      <text:p text:style-name="P62">FUN3 = 0x0<text:span text:style-name="T44">1</text:span>, 0x00</text:p>
      <text:p text:style-name="P66">FUN4 = (Enable<text:span text:style-name="T47">d</text:span>: 0x0<text:span text:style-name="T45">1</text:span>; Disable<text:span text:style-name="T47">d</text:span>: 0x0<text:span text:style-name="T45">0</text:span>), 0x00</text:p>
      <text:p text:style-name="P13"/>
      <text:p text:style-name="P54">OutData:</text:p>
      <text:p text:style-name="P26">SGER = 0x00, 0x80</text:p>
      <text:p text:style-name="P12"/>
      <text:p text:style-name="P77"><text:span text:style-name="T63">10</text:span>. Set Windows Key Status</text:p>
      <text:p text:style-name="P59">Arg2:</text:p>
      <text:p text:style-name="P59">FUN1 = <text:span text:style-name="T37">0x00, 0xFB</text:span></text:p>
      <text:p text:style-name="P49">FUN2 = 0x00, 0x0<text:span text:style-name="T41">A</text:span></text:p>
      <text:p text:style-name="P63">FUN3 = 0x0<text:span text:style-name="T46">2</text:span>, 0x00</text:p>
      <text:p text:style-name="P67">FUN4 = (Enable<text:span text:style-name="T47">d</text:span>: 0x00; Disable<text:span text:style-name="T47">d</text:span>: 0x01), 0x00</text:p>
      <text:p text:style-name="P14"/>
      <text:p text:style-name="P55"><text:soft-page-break/>OutData:</text:p>
      <text:p text:style-name="P27">SGER = 0x00, 0x80</text:p>
      <text:p text:style-name="P12"/>
      <text:p text:style-name="P78">1<text:span text:style-name="T63">1</text:span>. Set Integrated Graphics Status</text:p>
      <text:p text:style-name="P60">Arg2:</text:p>
      <text:p text:style-name="P60">FUN1 = <text:span text:style-name="T37">0x00, 0xFB</text:span></text:p>
      <text:p text:style-name="P50">FUN2 = 0x00, 0x0<text:span text:style-name="T48">B</text:span></text:p>
      <text:p text:style-name="P64">FUN3 = <text:span text:style-name="T42">(Enable</text:span><text:span text:style-name="T47">d</text:span><text:span text:style-name="T42">: 0x00; Disable</text:span><text:span text:style-name="T47">d</text:span><text:span text:style-name="T42">: 0x01)</text:span>, 0x00</text:p>
      <text:p text:style-name="P15"/>
      <text:p text:style-name="P56">OutData:</text:p>
      <text:p text:style-name="P28">SGER = 0x00, 0x80</text:p>
      <text:p text:style-name="P12"/>
      <text:p text:style-name="P70"><text:span text:style-name="T49">1</text:span><text:span text:style-name="T63">2</text:span>. <text:span text:style-name="T31">Error Catching</text:span></text:p>
      <text:p text:style-name="P43">When Arg1 is not 1:</text:p>
      <text:p text:style-name="P43">OutData = 0x00, <text:span text:style-name="T32">0x00...</text:span></text:p>
      <text:p text:style-name="P12"/>
      <text:p text:style-name="P45">When:</text:p>
      <text:p text:style-name="P45"><text:span text:style-name="T34">- S</text:span>pecified configuration entry does not exist;</text:p>
      <text:p text:style-name="P45">- <text:span text:style-name="T35">Error switching power mode.</text:span></text:p>
      <text:p text:style-name="P44">OutData = 0x<text:span text:style-name="T50">00</text:span>, 0x<text:span text:style-name="T50">E</text:span><text:span text:style-name="T33">0... </text:span><text:span text:style-name="T16">(</text:span><text:span text:style-name="T18">TODO: </text:span><text:span text:style-name="T16">Is this true?)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rry Shen</meta:initial-creator>
    <meta:creation-date>2024-07-26T20:29:47.157000000</meta:creation-date>
    <dc:date>2024-07-28T01:01:38.609000000</dc:date>
    <dc:creator>Kerry Shen</dc:creator>
    <meta:editing-duration>PT5H25M25S</meta:editing-duration>
    <meta:editing-cycles>106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118" meta:word-count="574" meta:character-count="3309" meta:non-whitespace-character-count="2683"/>
  </office:meta>
</office:document-meta>
</file>